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553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9cm" svg:height="6.964cm" svg:x="1.463cm" svg:y="1.4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09cm" svg:height="4.343cm" svg:x="1.533cm" svg:y="1.533cm">
          <draw:text-box>
            <text:p text:style-name="P2"><text:span text:style-name="T1">d_start</text:span></text:p>
            <text:p text:style-name="P2"><text:span text:style-name="T1">d_final</text:span></text:p>
            <text:p text:style-name="P2"><text:span text:style-name="T1">d_action = {...}</text:span></text:p>
            <text:p text:style-name="P2"><text:span text:style-name="T1">d_LAdone</text:span></text:p>
            <text:p text:style-name="P2"><text:span text:style-name="T1">d_viable</text:span></text:p>
            <text:p text:style-name="P2"><text:span text:style-name="T1">d_bol</text:span></text:p>
          </draw:text-box>
        </draw:frame>
        <draw:custom-shape draw:style-name="gr3" draw:text-style-name="P1" draw:layer="layout" svg:width="3.948cm" svg:height="0.965cm" svg:x="1.638cm" svg:y="5.935cm">
          <text:p text:style-name="P1">d_preAstat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48cm" svg:height="0.965cm" svg:x="1.617cm" svg:y="7.188cm">
          <text:p text:style-name="P1">d_postAst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07cm" svg:height="6.677cm" svg:x="9.386cm" svg:y="1.4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07cm" svg:height="1.029cm" svg:x="9.386cm" svg:y="2.289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07cm" svg:height="1.029cm" svg:x="9.387cm" svg:y="4.682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11cm" svg:height="1.026cm" svg:x="9.302cm" svg:y="8.021cm">
          <draw:text-box>
            <text:p><text:span text:style-name="T2">States</text:span></text:p>
          </draw:text-box>
        </draw:frame>
        <draw:line draw:style-name="gr4" draw:text-style-name="P1" draw:layer="layout" svg:x1="3.58cm" svg:y1="2.045cm" svg:x2="9.365cm" svg:y2="2.415cm">
          <text:p/>
        </draw:line>
        <draw:polyline draw:style-name="gr4" draw:text-style-name="P1" draw:layer="layout" svg:width="6.291cm" svg:height="0.647cm" draw:transform="rotate (-0.40439278768701) translate (3.85685622190771cm 2.09451496812366cm)" svg:viewBox="0 0 6292 648" draw:points="0,648 1851,0 6292,648">
          <text:p/>
        </draw:poly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19M43S</meta:editing-duration>
    <meta:editing-cycles>7</meta:editing-cycles>
    <dc:date>2011-05-05T15:30:08</dc:date>
    <meta:generator>LibreOffice/3.3$Linux LibreOffice_project/330m19$Build-202</meta:generator>
    <meta:document-statistic meta:object-count="34"/>
  </office:meta>
</office:document-meta>
</file>